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8000002A9C57B089E.png" manifest:media-type=""/>
  <manifest:file-entry manifest:full-path="Pictures/1000020100000500000002EB792295F0.png" manifest:media-type=""/>
  <manifest:file-entry manifest:full-path="Pictures/100000000000037F0000020E2CE63E80.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text-properties officeooo:rsid="0025eaa6" officeooo:paragraph-rsid="0025eaa6"/>
    </style:style>
    <style:style style:name="P15" style:family="paragraph" style:parent-style-name="Standard">
      <style:text-properties officeooo:rsid="0026843a" officeooo:paragraph-rsid="0026843a"/>
    </style:style>
    <style:style style:name="P16" style:family="paragraph" style:parent-style-name="Standard">
      <style:text-properties style:text-underline-style="none" fo:font-weight="normal" officeooo:rsid="0026843a" officeooo:paragraph-rsid="0026843a" style:font-weight-asian="normal" style:font-weight-complex="normal"/>
    </style:style>
    <style:style style:name="P17" style:family="paragraph" style:parent-style-name="Standard">
      <style:text-properties style:text-underline-style="none" fo:font-weight="normal" officeooo:rsid="002726ef" officeooo:paragraph-rsid="002726ef" style:font-weight-asian="normal" style:font-weight-complex="normal"/>
    </style:style>
    <style:style style:name="P18" style:family="paragraph" style:parent-style-name="Standard">
      <style:text-properties style:text-underline-style="none" fo:font-weight="normal" officeooo:rsid="0027c745" officeooo:paragraph-rsid="0027c745" style:font-weight-asian="normal" style:font-weight-complex="normal"/>
    </style:style>
    <style:style style:name="P19" style:family="paragraph" style:parent-style-name="Standard">
      <style:text-properties style:text-underline-style="none" fo:font-weight="normal" officeooo:rsid="0028d134" officeooo:paragraph-rsid="0028d134" style:font-weight-asian="normal" style:font-weight-complex="normal"/>
    </style:style>
    <style:style style:name="P20" style:family="paragraph" style:parent-style-name="Standard">
      <style:text-properties style:text-underline-style="none" fo:font-weight="normal" officeooo:rsid="002a7de3" officeooo:paragraph-rsid="002a7de3" style:font-weight-asian="normal" style:font-weight-complex="normal"/>
    </style:style>
    <style:style style:name="P21" style:family="paragraph" style:parent-style-name="Standard">
      <style:text-properties style:text-underline-style="none" fo:font-weight="normal" officeooo:rsid="002be172" officeooo:paragraph-rsid="002be172" style:font-weight-asian="normal" style:font-weight-complex="normal"/>
    </style:style>
    <style:style style:name="P22" style:family="paragraph" style:parent-style-name="Standard">
      <style:text-properties style:text-underline-style="none" fo:font-weight="normal" officeooo:rsid="002d0fa6" officeooo:paragraph-rsid="002d0fa6" style:font-weight-asian="normal" style:font-weight-complex="normal"/>
    </style:style>
    <style:style style:name="P23"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24"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25"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26"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30" style:family="paragraph" style:parent-style-name="Standard">
      <style:paragraph-properties fo:break-before="page"/>
      <style:text-properties officeooo:rsid="001b13dc" officeooo:paragraph-rsid="001b13dc"/>
    </style:style>
    <style:style style:name="P31" style:family="paragraph" style:parent-style-name="Standard">
      <style:text-properties style:text-underline-style="none" fo:font-weight="normal" officeooo:rsid="002d8e17" officeooo:paragraph-rsid="002d8e17" style:font-weight-asian="normal" style:font-weight-complex="normal"/>
    </style:style>
    <style:style style:name="P32" style:family="paragraph" style:parent-style-name="Standard">
      <style:text-properties style:text-underline-style="none" fo:font-weight="normal" officeooo:rsid="002e1bc4" officeooo:paragraph-rsid="002e1bc4" style:font-weight-asian="normal" style:font-weight-complex="normal"/>
    </style:style>
    <style:style style:name="P33" style:family="paragraph" style:parent-style-name="Standard">
      <style:text-properties style:text-underline-style="none" fo:font-weight="normal" officeooo:rsid="002f4bd8" officeooo:paragraph-rsid="002f4bd8" style:font-weight-asian="normal" style:font-weight-complex="normal"/>
    </style:style>
    <style:style style:name="P34" style:family="paragraph" style:parent-style-name="Standard">
      <style:text-properties style:text-underline-style="none" fo:font-weight="normal" officeooo:rsid="003054fe" officeooo:paragraph-rsid="003054fe" style:font-weight-asian="normal" style:font-weight-complex="normal"/>
    </style:style>
    <style:style style:name="P35"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23">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30"/>
      <text:p text:style-name="P3">May 29</text:p>
      <text:p text:style-name="P8">Worked on talk.</text:p>
      <text:p text:style-name="P8">Processed data.</text:p>
      <text:p text:style-name="P24">May 31</text:p>
      <text:p text:style-name="P9">Processed data to be used in talk. Finished preparing talk.</text:p>
      <text:p text:style-name="P9"/>
      <text:p text:style-name="P24">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25">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26">June 3</text:p>
      <text:p text:style-name="P14">Paul had air pump problems while taking data. He thought it was a leak. It is now working fine, but this prevented data from being taken.</text:p>
      <text:p text:style-name="P14">My email to Paul:</text:p>
      <text:p text:style-name="P14">“So now the noise is completely eliminated on both channels. It was a grounding problem for the shielding on the cables, as well as on the normalization holder. Regarding electrical noise, both channels look as clean as they would if the lamp was turned off.</text:p>
      <text:p text:style-name="P14"/>
      <text:p text:style-name="P14">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4"/>
      <text:p text:style-name="P14">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4"/>
      <text:p text:style-name="P14">Lastly, please make sure the waveforms have no vertical offset when taking data. This will make the processing much simpler.</text:p>
      <text:p text:style-name="P14"/>
      <text:p text:style-name="P14">Right now I'm taking data with that same detector. I'll see how much data I can take tonight. I might just stay longer since the noise level is so good right now.”</text:p>
      <text:p text:style-name="P14"/>
      <text:p text:style-name="P14">The data for coated SiPM2 was taken.</text:p>
      <text:p text:style-name="P27">June 4</text:p>
      <text:p text:style-name="P14">The noise returned when Paul installed the next detector. Need to find a reliable solution.</text:p>
      <text:p text:style-name="P14">My email:</text:p>
      <text:p text:style-name="P14">“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4"/>
      <text:p text:style-name="P14">Paul took data for SiPM1</text:p>
      <text:p text:style-name="P14"/>
      <text:p text:style-name="P14">From Fabrice:</text:p>
      <text:p text:style-name="P14">“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4">The other devices on the other hand, VUV2, and VUV3 have to be studied in details at -100C. VUV3 is the most interesting most likely.”</text:p>
      <text:p text:style-name="P14"/>
      <text:p text:style-name="P14">My email after Paul left:</text:p>
      <text:p text:style-name="P14">“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4"/>
      <text:p text:style-name="P14">Managed to collect data for SiPM3 after much fighting with the setup. Used foil to shield the cable, and played with the grounding till it worked.</text:p>
      <text:p text:style-name="P27">June 5</text:p>
      <text:p text:style-name="P14">Paul has been unable to take data due to noise. Fabrice has seen it as well.</text:p>
      <text:p text:style-name="P14"/>
      <text:p text:style-name="P14">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4"><draw:frame draw:style-name="fr2" draw:name="graphics4" text:anchor-type="paragraph" svg:width="6.9252in" svg:height="4.0409in" draw:z-index="4"><draw:image xlink:href="Pictures/1000020100000500000002EB792295F0.png" xlink:type="simple" xlink:show="embed" xlink:actuate="onLoad"/></draw:frame></text:p>
      <text:p text:style-name="P14">Took data for VUV3 up to 13.5 OV for both trigger on lamp and dark noise (2 data sets).</text:p>
      <text:p text:style-name="P28">June 8</text:p>
      <text:p text:style-name="P15">Processed data for VUV3. Automation is not reliable, so had to manually pull final results from minHist.</text:p>
      <text:p text:style-name="P15"><draw:frame draw:style-name="fr2" draw:name="graphics5" text:anchor-type="paragraph" svg:width="6.9252in" svg:height="5.4319in" draw:z-index="5"><draw:image xlink:href="Pictures/1000000000000488000002A96707FC31.png" xlink:type="simple" xlink:show="embed" xlink:actuate="onLoad"/></draw:frame></text:p>
      <text:p text:style-name="P15"/>
      <text:p text:style-name="P16"><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29">June 9</text:p>
      <text:p text:style-name="P17">Filled LN2 dewers. Completed by 10am.</text:p>
      <text:p text:style-name="P17">Worked on conference application.</text:p>
      <text:p text:style-name="P17">Processed data for normalization detector. &lt;PE&gt; slope seems to be increasing, indicating it is being cooled:</text:p>
      <text:p text:style-name="P17"/>
      <text:p text:style-name="P18"><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8"/>
      <text:p text:style-name="P19">Finished MEG CT plot.</text:p>
      <text:p text:style-name="P19"/>
      <text:p text:style-name="P20">Paul is testing S10362-13-050C detector to ensure we are only dealing with UV.</text:p>
      <text:p text:style-name="P20"/>
      <text:p text:style-name="P21">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1"/>
      <text:p text:style-name="P22">Did &lt;PE&gt; for Coated1. This detector seems pretty poor. Still re-processing data for MEG.</text:p>
      <text:p text:style-name="P22"/>
      <text:p text:style-name="P31">MEG data re-processed. MEG curve is now much closer to VUV3.</text:p>
      <text:p text:style-name="P35">June 10</text:p>
      <text:p text:style-name="P32">Added &lt;PE&gt; data up to SiPM #6. The BV level on some of the data needs to be corrected. Exceptions are VUV3 and SiPM2 data, which look good.</text:p>
      <text:p text:style-name="P32"/>
      <text:p text:style-name="P32">Did &lt;CT&gt; for SiPM #1. BV level for MEG and Coated1 clearly needs correcting. Paul will find the correct BV.</text:p>
      <text:p text:style-name="P32"/>
      <text:p text:style-name="P33">Fixed code to allow it to properly process positive pulses.</text:p>
      <text:p text:style-name="P33"/>
      <text:p text:style-name="P34">Did &lt;CT&gt; up to <text:span text:style-name="T2">Coated</text:span>6. <text:span text:style-name="T3">BV for all except Coated2 needs to be re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10T16:41:13.299576418</dc:date>
    <meta:editing-duration>P6DT2H26M</meta:editing-duration>
    <meta:editing-cycles>29</meta:editing-cycles>
    <meta:generator>LibreOffice/4.1.6.2$Linux_X86_64 LibreOffice_project/410m0$Build-2</meta:generator>
    <meta:document-statistic meta:table-count="0" meta:image-count="6" meta:object-count="2" meta:page-count="15" meta:paragraph-count="80" meta:word-count="1400" meta:character-count="7665" meta:non-whitespace-character-count="63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515cm" svg:y="1.043cm" svg:width="11.28cm" svg:height="6.72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